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9d55" officeooo:paragraph-rsid="00009d55"/>
    </style:style>
    <style:style style:name="P2" style:family="paragraph" style:parent-style-name="Standard">
      <style:text-properties fo:font-weight="normal" officeooo:rsid="00009d55" officeooo:paragraph-rsid="00009d55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1e80c" officeooo:paragraph-rsid="0001e80c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38250" officeooo:paragraph-rsid="0003825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55c43" officeooo:paragraph-rsid="00055c4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a2b1b" officeooo:paragraph-rsid="000a2b1b" style:font-weight-asian="normal" style:font-weight-complex="normal"/>
    </style:style>
    <style:style style:name="P7" style:family="paragraph" style:parent-style-name="Standard">
      <style:text-properties fo:font-weight="normal" officeooo:rsid="000a2b1b" officeooo:paragraph-rsid="000a2b1b" style:font-weight-asian="normal" style:font-weight-complex="normal"/>
    </style:style>
    <style:style style:name="P8" style:family="paragraph" style:parent-style-name="Standard">
      <style:text-properties fo:font-weight="normal" officeooo:rsid="000bc4e0" officeooo:paragraph-rsid="000bc4e0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0563d" officeooo:paragraph-rsid="0010563d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12aba" officeooo:paragraph-rsid="00112aba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32716" officeooo:paragraph-rsid="00132716" style:font-weight-asian="normal" style:font-weight-complex="normal"/>
    </style:style>
    <style:style style:name="P12" style:family="paragraph" style:parent-style-name="Standard">
      <style:text-properties fo:font-weight="normal" officeooo:rsid="001423a6" officeooo:paragraph-rsid="001423a6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423a6" officeooo:paragraph-rsid="001423a6" style:font-weight-asian="normal" style:font-weight-complex="normal"/>
    </style:style>
    <style:style style:name="P14" style:family="paragraph" style:parent-style-name="Standard">
      <style:text-properties fo:font-weight="normal" officeooo:rsid="00184a9d" officeooo:paragraph-rsid="00184a9d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a0972" officeooo:paragraph-rsid="001a0972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c7b5e" officeooo:paragraph-rsid="001c7b5e" style:font-weight-asian="normal" style:font-weight-complex="normal"/>
    </style:style>
    <style:style style:name="P17" style:family="paragraph" style:parent-style-name="Standard">
      <style:text-properties fo:font-weight="normal" officeooo:rsid="0029a0a5" officeooo:paragraph-rsid="0029a0a5" style:font-weight-asian="normal" style:font-weight-complex="normal"/>
    </style:style>
    <style:style style:name="P18" style:family="paragraph" style:parent-style-name="Standard" style:list-style-name="L1">
      <style:text-properties officeooo:rsid="0001e80c" officeooo:paragraph-rsid="0001e80c"/>
    </style:style>
    <style:style style:name="P19" style:family="paragraph" style:parent-style-name="Standard" style:list-style-name="L1">
      <style:text-properties officeooo:rsid="0005acfc" officeooo:paragraph-rsid="0005acfc"/>
    </style:style>
    <style:style style:name="P20" style:family="paragraph" style:parent-style-name="Standard" style:list-style-name="L1">
      <style:text-properties officeooo:rsid="00091679" officeooo:paragraph-rsid="00091679"/>
    </style:style>
    <style:style style:name="P21" style:family="paragraph" style:parent-style-name="Standard" style:list-style-name="L2">
      <style:text-properties officeooo:paragraph-rsid="001327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3cb" style:font-weight-asian="bold" style:font-weight-complex="bold"/>
    </style:style>
    <style:style style:name="T3" style:family="text">
      <style:text-properties fo:font-weight="bold" officeooo:rsid="00269b0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8250" style:font-weight-asian="normal" style:font-weight-complex="normal"/>
    </style:style>
    <style:style style:name="T6" style:family="text">
      <style:text-properties fo:font-weight="normal" officeooo:rsid="00078064" style:font-weight-asian="normal" style:font-weight-complex="normal"/>
    </style:style>
    <style:style style:name="T7" style:family="text">
      <style:text-properties fo:font-weight="normal" officeooo:rsid="002c587f" style:font-weight-asian="normal" style:font-weight-complex="normal"/>
    </style:style>
    <style:style style:name="T8" style:family="text">
      <style:text-properties fo:font-weight="normal" officeooo:rsid="00132716" style:font-weight-asian="normal" style:font-weight-complex="normal"/>
    </style:style>
    <style:style style:name="T9" style:family="text">
      <style:text-properties fo:font-weight="normal" officeooo:rsid="002a6040" style:font-weight-asian="normal" style:font-weight-complex="normal"/>
    </style:style>
    <style:style style:name="T10" style:family="text">
      <style:text-properties officeooo:rsid="00132716"/>
    </style:style>
    <style:style style:name="T11" style:family="text">
      <style:text-properties officeooo:rsid="00184a9d"/>
    </style:style>
    <style:style style:name="T12" style:family="text">
      <style:text-properties officeooo:rsid="0018548f"/>
    </style:style>
    <style:style style:name="T13" style:family="text">
      <style:text-properties officeooo:rsid="001b1b1c"/>
    </style:style>
    <style:style style:name="T14" style:family="text">
      <style:text-properties officeooo:rsid="001d9d6c"/>
    </style:style>
    <style:style style:name="T15" style:family="text">
      <style:text-properties officeooo:rsid="001eb3cb"/>
    </style:style>
    <style:style style:name="T16" style:family="text">
      <style:text-properties officeooo:rsid="001ff455"/>
    </style:style>
    <style:style style:name="T17" style:family="text">
      <style:text-properties officeooo:rsid="00212d42"/>
    </style:style>
    <style:style style:name="T18" style:family="text">
      <style:text-properties officeooo:rsid="0022720d"/>
    </style:style>
    <style:style style:name="T19" style:family="text">
      <style:text-properties officeooo:rsid="0024658f"/>
    </style:style>
    <style:style style:name="T20" style:family="text">
      <style:text-properties officeooo:rsid="00269b0b"/>
    </style:style>
    <style:style style:name="T21" style:family="text">
      <style:text-properties officeooo:rsid="00275d67"/>
    </style:style>
    <style:style style:name="T22" style:family="text">
      <style:text-properties officeooo:rsid="0029a92d"/>
    </style:style>
    <style:style style:name="T23" style:family="text">
      <style:text-properties officeooo:rsid="002a6040"/>
    </style:style>
    <style:style style:name="T24" style:family="text">
      <style:text-properties officeooo:rsid="002c587f"/>
    </style:style>
    <style:style style:name="T25" style:family="text">
      <style:text-properties officeooo:rsid="002e3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a de investigación:</text:p>
      <text:p text:style-name="P1"/>
      <text:p text:style-name="P1">Área modular: Emprendimiento productivo y desarrollo local</text:p>
      <text:p text:style-name="P1"/>
      <text:p text:style-name="P1">Temática: Análisis de casos</text:p>
      <text:p text:style-name="P1"/>
      <text:p text:style-name="P1">Objetivos: </text:p>
      <text:p text:style-name="P1">Realizar una encuesta con el propósito de recabar información sobre casos de emprendedores y emprendimientos reales, a fin de recaudar datos que puedan servir para el análisis de situaciones, patrones y comportamientos del perfil emprendedor, como así también características de sus inversiones iniciales, estatus legal, estatus socioeconómico inicial y estatus actual.</text:p>
      <text:p text:style-name="P1"/>
      <text:p text:style-name="P1">Es importante considerar esta tarea seriamente dado que para concluir con el trabajo el alumno/a deberá exponer en oratoria el mismo.</text:p>
      <text:p text:style-name="P1"/>
      <text:p text:style-name="P1">Cuestionario de preguntas <text:span text:style-name="T1">mínimas</text:span><text:span text:style-name="T4">:</text:span></text:p>
      <text:p text:style-name="P2"/>
      <text:list xml:id="list2256489474" text:style-name="L1">
        <text:list-item>
          <text:p text:style-name="P3">Nombre del emprendimiento, de que forma lo ve la sociedad</text:p>
        </text:list-item>
        <text:list-item>
          <text:p text:style-name="P3">Rubro del emprendimiento </text:p>
        </text:list-item>
        <text:list-item>
          <text:p text:style-name="P3">Inicios del emprendimiento (una breve historia)</text:p>
        </text:list-item>
        <text:list-item>
          <text:p text:style-name="P3">Motivo del emprendimiento</text:p>
        </text:list-item>
        <text:list-item>
          <text:p text:style-name="P18"><text:span text:style-name="T5">Capital inicial del emprendimiento</text:span><text:span text:style-name="T4"> </text:span><text:span text:style-name="T5">(monto aproximados)</text:span></text:p>
        </text:list-item>
        <text:list-item>
          <text:p text:style-name="P4">Procedencia del capital inicial (crédito, ahorro, inversionistas)</text:p>
        </text:list-item>
        <text:list-item>
          <text:p text:style-name="P5">Beneficios obtenidos (Económicos, social, cultural, libertades individuales, etc)</text:p>
        </text:list-item>
        <text:list-item>
          <text:p text:style-name="P19"><text:span text:style-name="T4">Estatus actual (</text:span><text:span text:style-name="T6">Situación económica, sociocultural, anímica, etc)</text:span></text:p>
        </text:list-item>
        <text:list-item>
          <text:p text:style-name="P20"><text:span text:style-name="T6">P</text:span><text:span text:style-name="T4">royecto a futuro (ampliación de cartera, ampliación de rubros, etc)</text:span></text:p>
        </text:list-item>
        <text:list-item>
          <text:p text:style-name="P6">Observaciones generales particulares (a considerar por el alumno o alumna)</text:p>
        </text:list-item>
      </text:list>
      <text:p text:style-name="P7"/>
      <text:p text:style-name="P8">Jueves 23/6 cuella no viene</text:p>
      <text:p text:style-name="P8"/>
      <text:list xml:id="list3352842243" text:style-name="L2">
        <text:list-item>
          <text:p text:style-name="P9">Farmacia Madame Curie, es una farmacia</text:p>
        </text:list-item>
        <text:list-item>
          <text:p text:style-name="P9">Farmacia y perfumeria</text:p>
        </text:list-item>
        <text:list-item>
          <text:p text:style-name="P9">Comienzan en 1989 mediante un prestamo compraron una farmacia y la operaron desde entonces.</text:p>
        </text:list-item>
        <text:list-item>
          <text:p text:style-name="P10">Vieron la oportunidad ya que anteriormente era farmaceutico, y optaron por independizarse.</text:p>
        </text:list-item>
        <text:list-item>
          <text:p text:style-name="P10">Alrededor de 5.000usd, <text:span text:style-name="T10">en la época la m</text:span><text:span text:style-name="T25">o</text:span><text:span text:style-name="T10">neda cambiaba mucho</text:span></text:p>
        </text:list-item>
        <text:list-item>
          <text:p text:style-name="P21"><text:span text:style-name="T7">Préstamo</text:span><text:span text:style-name="T8"> </text:span><text:span text:style-name="T9">hipotecario, </text:span><text:span text:style-name="T7">y al cambiar el negocio fue otro préstamo hipotecario</text:span></text:p>
        </text:list-item>
        <text:list-item>
          <text:p text:style-name="P11">Pudimos mejorar la vivienda, comprar un auto, cambiar los autos anteriores, pagar escuelas particulares para los hijos</text:p>
        </text:list-item>
        <text:list-item>
          <text:p text:style-name="P13">Situación económico buena estable, pudieron brindar estudios a los hijos y mantuvieron un nivel cultural, <text:span text:style-name="T11">siempre luchando siempre e inten</text:span><text:span text:style-name="T12">tando mejorar.</text:span></text:p>
        </text:list-item>
        <text:list-item>
          <text:p text:style-name="P15">El proyecto a futuro es intentan mantenerse <text:span text:style-name="T13">estables </text:span>debido a la crisis económica en el momento.</text:p>
        </text:list-item>
        <text:list-item>
          <text:p text:style-name="P16"><text:span text:style-name="T1">Crisis pasadas:</text:span> <text:span text:style-name="T14">Al ser emprendimiento familiar pudieron mantenerse bien, en 2001 </text:span><text:span text:style-name="T16">fue un momento muy difícil. </text:span><text:span text:style-name="T21">En general se mantienen con las crisis del pais.</text:span><text:span text:style-name="T14"><text:line-break/></text:span><text:span text:style-name="T2">Cambio de farmacias:</text:span><text:span text:style-name="T15"> </text:span><text:span text:style-name="T16">Durante el cambio de comercio, se les intento vender una farmacia sin las herramientas necesarias para mantenerla, sin stock, </text:span><text:span text:style-name="T17">el trato con los proveedores era bueno. Cambiaron las farmacias para estar mas cerca de la casa, mejorar la ubicación por distintos problemas. </text:span><text:span text:style-name="T18">En 1993 </text:span><text:span text:style-name="T19">le ofrecieron comprar la farmacia que no habían puesto a la venta, y aprovecharon la oportunidad para mudarse a una farmacia mejor.<text:line-break/></text:span><text:span text:style-name="T3">Robos:</text:span><text:span text:style-name="T20"> Hubo robos pero nunca nada mayor.</text:span></text:p>
        </text:list-item>
      </text:list>
      <text:p text:style-name="P8"/>
      <text:p text:style-name="P12"><text:soft-page-break/>La perfumería viene contactos anteriores de perfumerías de gualeguaichu, ya que el manejaba la farmacia prácticamente aunque no fuera su farmacia, así adquirió la experiencia. Y una vez que vio la oportunidad se independizo</text:p>
      <text:p text:style-name="P14">A los pocos meses cerraron los bancos, crisis financiera con menem y perdieron los plazos fijos. </text:p>
      <text:p text:style-name="P17">Siempre fueron conservadores y nunca se arriesgaron mucho, <text:span text:style-name="T22">se hipotecaron 3 vec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9:58:34.738759512</meta:creation-date>
    <dc:date>2022-06-12T10:11:44.337400424</dc:date>
    <meta:editing-duration>PT56M46S</meta:editing-duration>
    <meta:editing-cycles>44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460" meta:character-count="3054" meta:non-whitespace-character-count="2642"/>
  </office:meta>
</office:document-meta>
</file>